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style:line-height-at-least="0.503cm"/>
      <style:text-properties style:font-name="Droid Sans Mono" fo:font-size="10.5pt" style:font-name-complex="Droid Sans Mono"/>
    </style:style>
    <style:style style:name="P2" style:family="paragraph">
      <style:paragraph-properties style:line-height-at-least="0.503cm"/>
    </style:style>
    <style:style style:name="P3" style:family="paragraph">
      <style:paragraph-properties style:line-height-at-least="0.503cm"/>
      <style:text-properties fo:color="#000000" style:font-name="Droid Sans Mono" fo:font-size="10.5pt" style:font-name-complex="Droid Sans Mono"/>
    </style:style>
    <style:style style:name="P4" style:family="paragraph">
      <loext:graphic-properties draw:fill="none" draw:fill-color="#ffffff"/>
      <style:paragraph-properties style:line-height-at-least="0.503cm"/>
      <style:text-properties style:font-name="Droid Sans Mono" fo:font-size="10.5pt" style:font-name-complex="Droid Sans Mono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ff" style:font-name="Droid Sans Mono" fo:font-size="10.5pt" style:font-name-complex="Droid Sans Mono"/>
    </style:style>
    <style:style style:name="T2" style:family="text">
      <style:text-properties fo:color="#000000" style:font-name="Droid Sans Mono" fo:font-size="10.5pt" style:font-name-complex="Droid Sans Mono"/>
    </style:style>
    <style:style style:name="T3" style:family="text">
      <style:text-properties fo:color="#795e26" style:font-name="Droid Sans Mono" fo:font-size="10.5pt" style:font-name-complex="Droid Sans Mono"/>
    </style:style>
    <style:style style:name="T4" style:family="text">
      <style:text-properties fo:color="#001080" style:font-name="Droid Sans Mono" fo:font-size="10.5pt" style:font-name-complex="Droid Sans Mono"/>
    </style:style>
    <style:style style:name="T5" style:family="text">
      <style:text-properties fo:color="#098658" style:font-name="Droid Sans Mono" fo:font-size="10.5pt" style:font-name-complex="Droid Sans Mono"/>
    </style:style>
    <style:style style:name="T6" style:family="text">
      <style:text-properties fo:color="#af00db" style:font-name="Droid Sans Mono" fo:font-size="10.5pt" style:font-name-complex="Droid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xml:id="id1" draw:id="id1" draw:layer="layout" svg:width="6.552cm" svg:height="3.98cm" svg:x="1cm" svg:y="7.858cm">
          <draw:text-box>
            <text:p text:style-name="P1"><text:span text:style-name="T1">int</text:span><text:span text:style-name="T2"> </text:span><text:span text:style-name="T3">main</text:span><text:span text:style-name="T2">(</text:span><text:span text:style-name="T1">int</text:span><text:span text:style-name="T2"> </text:span><text:span text:style-name="T4">argc</text:span><text:span text:style-name="T2">, </text:span><text:span text:style-name="T1">char</text:span><text:span text:style-name="T2"> *</text:span><text:span text:style-name="T4">argv</text:span><text:span text:style-name="T1">[]</text:span><text:span text:style-name="T2">) {</text:span></text:p>
            <text:p text:style-name="P1"><text:span text:style-name="T3"><text:tab/></text:span><text:span text:style-name="T3">CreateThread</text:span><text:span text:style-name="T2">(</text:span><text:span text:style-name="T3">newFunc1</text:span><text:span text:style-name="T2">);</text:span></text:p>
            <text:p text:style-name="P1"><text:span text:style-name="T3"><text:tab/></text:span><text:span text:style-name="T3">CreateThread</text:span><text:span text:style-name="T2">(</text:span><text:span text:style-name="T3">newFunc2</text:span><text:span text:style-name="T2">);</text:span></text:p>
            <text:p text:style-name="P1"><text:span text:style-name="T3"><text:tab/></text:span><text:span text:style-name="T3">CreateThread</text:span><text:span text:style-name="T2">(</text:span><text:span text:style-name="T3">newFunc3</text:span><text:span text:style-name="T2">);</text:span></text:p>
            <text:p text:style-name="P2"/>
            <text:p text:style-name="P1"><text:span text:style-name="T3"><text:tab/></text:span><text:span text:style-name="T3">WaitFor</text:span><text:span text:style-name="T2">(</text:span><text:span text:style-name="T3">newFunc3</text:span><text:span text:style-name="T2">);</text:span></text:p>
            <text:p text:style-name="P3">}</text:p>
          </draw:text-box>
        </draw:frame>
        <draw:frame draw:style-name="gr1" draw:text-style-name="P4" xml:id="id2" draw:id="id2" draw:layer="layout" svg:width="14.234cm" svg:height="3.269cm" svg:x="5.562cm" svg:y="3.413cm">
          <draw:text-box>
            <text:p text:style-name="P1"><text:span text:style-name="T1">void</text:span><text:span text:style-name="T2"> </text:span><text:span text:style-name="T3">newFunc1</text:span><text:span text:style-name="T2">() {</text:span></text:p>
            <text:p text:style-name="P1"><text:span text:style-name="T2"><text:tab/></text:span><text:span text:style-name="T2">fCreateToolhelp32Snapshot = </text:span><text:span text:style-name="T3">GetProcAddress</text:span><text:span text:style-name="T2">(kernel32_dll, s_CTS);</text:span></text:p>
            <text:p text:style-name="P1"><text:span text:style-name="T2"><text:tab/></text:span><text:span text:style-name="T2">fProcess32First = </text:span><text:span text:style-name="T3">GetProcAddress</text:span><text:span text:style-name="T2">(kernel32_dll, s_PF);</text:span></text:p>
            <text:p text:style-name="P1"><text:span text:style-name="T2"><text:tab/></text:span><text:span text:style-name="T2">fProcess32Next = </text:span><text:span text:style-name="T3">GetProcAddress</text:span><text:span text:style-name="T2">(kernel32_dll, s_PN);</text:span></text:p>
            <text:p text:style-name="P1"><text:span text:style-name="T2"><text:tab/></text:span><text:span text:style-name="T2">fOpenProcess = </text:span><text:span text:style-name="T3">GetProcAddress</text:span><text:span text:style-name="T2">(kernel32_dll, s_OP);</text:span></text:p>
            <text:p text:style-name="P3">}</text:p>
          </draw:text-box>
        </draw:frame>
        <draw:frame draw:style-name="gr1" draw:text-style-name="P4" xml:id="id3" draw:id="id3" draw:layer="layout" svg:width="11.496cm" svg:height="3.269cm" svg:x="8.504cm" svg:y="8.214cm">
          <draw:text-box>
            <text:p text:style-name="P1"><text:span text:style-name="T1">void</text:span><text:span text:style-name="T2"> </text:span><text:span text:style-name="T3">newFunc2</text:span><text:span text:style-name="T2">() {</text:span></text:p>
            <text:p text:style-name="P1"><text:span text:style-name="T3"><text:tab/></text:span><text:span text:style-name="T3">WaitFor</text:span><text:span text:style-name="T2">(</text:span><text:span text:style-name="T3">newFunc1</text:span><text:span text:style-name="T2">);</text:span></text:p>
            <text:p text:style-name="P1"><text:span text:style-name="T2"><text:tab/></text:span><text:span text:style-name="T2">hProcess = </text:span><text:span text:style-name="T3">fCreateToolhelp32Snapshot</text:span><text:span text:style-name="T2">(TH32CS, </text:span><text:span text:style-name="T5">0</text:span><text:span text:style-name="T2">)))</text:span></text:p>
            <text:p text:style-name="P1"><text:span text:style-name="T4"><text:tab/></text:span><text:span text:style-name="T4">pe32</text:span><text:span text:style-name="T2">.</text:span><text:span text:style-name="T4">dwSize</text:span><text:span text:style-name="T2"> = </text:span><text:span text:style-name="T1">sizeof</text:span><text:span text:style-name="T2">(PROCESSENTRY32);</text:span></text:p>
            <text:p text:style-name="P1"><text:span text:style-name="T3"><text:tab/></text:span><text:span text:style-name="T3">fProcess32First</text:span><text:span text:style-name="T2">(hProcess, &amp;pe32))</text:span></text:p>
            <text:p text:style-name="P3">}</text:p>
          </draw:text-box>
        </draw:frame>
        <draw:frame draw:style-name="gr1" draw:text-style-name="P4" xml:id="id4" draw:id="id4" draw:layer="layout" svg:width="15.136cm" svg:height="4.778cm" svg:x="4.81cm" svg:y="13.065cm">
          <draw:text-box>
            <text:p text:style-name="P1"><text:span text:style-name="T1">void</text:span><text:span text:style-name="T2"> </text:span><text:span text:style-name="T3">newFunc3</text:span><text:span text:style-name="T2">() {</text:span></text:p>
            <text:p text:style-name="P1"><text:span text:style-name="T3"><text:tab/></text:span><text:span text:style-name="T3">WaitFor</text:span><text:span text:style-name="T2">(</text:span><text:span text:style-name="T3">newFunc2</text:span><text:span text:style-name="T2">);</text:span></text:p>
            <text:p text:style-name="P1"><text:span text:style-name="T6"><text:tab/></text:span><text:span text:style-name="T6">while</text:span><text:span text:style-name="T2"> (</text:span><text:span text:style-name="T3">fProcess32Next</text:span><text:span text:style-name="T2">(hProcess, &amp;pe32)) {</text:span></text:p>
            <text:p text:style-name="P1"><text:span text:style-name="T6"><text:tab/></text:span><text:span text:style-name="T6"><text:tab/></text:span><text:span text:style-name="T6">if</text:span><text:span text:style-name="T2"> (!</text:span><text:span text:style-name="T3">lstrcmpi</text:span><text:span text:style-name="T2">(</text:span><text:span text:style-name="T4">pe32</text:span><text:span text:style-name="T2">.</text:span><text:span text:style-name="T4">szExeFile</text:span><text:span text:style-name="T2">, inj_proc)) {</text:span></text:p>
            <text:p text:style-name="P1"><text:span text:style-name="T2"><text:tab/></text:span><text:span text:style-name="T2"><text:tab/></text:span><text:span text:style-name="T2"><text:tab/></text:span><text:span text:style-name="T2">hProc = </text:span><text:span text:style-name="T3">fOpenProcess</text:span><text:span text:style-name="T2">(PROCESS_VM_READ, </text:span><text:span text:style-name="T1">FALSE</text:span><text:span text:style-name="T2">, procID)</text:span></text:p>
            <text:p text:style-name="P1"><text:span text:style-name="T6"><text:tab/></text:span><text:span text:style-name="T6"><text:tab/></text:span><text:span text:style-name="T6"><text:tab/></text:span><text:span text:style-name="T6">break</text:span><text:span text:style-name="T2">;</text:span></text:p>
            <text:p text:style-name="P3"><text:tab/><text:tab/>}</text:p>
            <text:p text:style-name="P3"><text:tab/>}</text:p>
            <text:p text:style-name="P3">}</text:p>
          </draw:text-box>
        </draw:frame>
        <draw:connector draw:style-name="gr2" draw:text-style-name="P5" draw:layer="layout" svg:x1="4.276cm" svg:y1="7.858cm" svg:x2="12.679cm" svg:y2="6.682cm" draw:start-shape="id1" draw:end-shape="id2" svg:d="M4276 7858v-588h8403v-588" svg:viewBox="0 0 8404 1177">
          <text:p/>
        </draw:connector>
        <draw:connector draw:style-name="gr2" draw:text-style-name="P5" draw:layer="layout" svg:x1="7.552cm" svg:y1="9.848cm" svg:x2="8.504cm" svg:y2="9.848cm" draw:start-shape="id1" draw:start-glue-point="1" draw:end-shape="id3" draw:end-glue-point="3" svg:d="M7552 9848h952" svg:viewBox="0 0 953 1">
          <text:p/>
        </draw:connector>
        <draw:connector draw:style-name="gr2" draw:text-style-name="P5" draw:layer="layout" svg:x1="4.276cm" svg:y1="11.838cm" svg:x2="12.378cm" svg:y2="13.065cm" draw:start-shape="id1" draw:start-glue-point="2" draw:end-shape="id4" svg:d="M4276 11838v614h8102v613" svg:viewBox="0 0 8103 12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7T12:09:51.039059529</meta:creation-date>
    <dc:date>2021-02-27T13:06:21.649502400</dc:date>
    <meta:editing-duration>PT6M18S</meta:editing-duration>
    <meta:editing-cycles>1</meta:editing-cycles>
    <meta:document-statistic meta:object-count="7"/>
    <meta:generator>LibreOffice/6.0.7.3$Linux_X86_64 LibreOffice_project/00m0$Build-3</meta:generator>
  </office:meta>
</office:document-meta>
</file>